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4-07-24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4-05-01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4-02-07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3-11-02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3-07-10 1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3-03-13 1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2-12-16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2-09-16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2-09-14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2-06-08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2-03-02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1-12-27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1-08-3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1-06-03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1-05-25 1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1-02-17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0-11-24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0-08-2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0-05-2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20-03-0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9-11-0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9-09-12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9-07-10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9-03-0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8-10-1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8-07-02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8-02-0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7-10-18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7-08-10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7-06-2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7-04-1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7-01-18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6-11-22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6-11-21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6-09-21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6-07-19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6-05-17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6-03-21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6-01-07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5-11-05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5-09-14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5-07-1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5-05-19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5-04-06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5-01-28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4-11-18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4-09-17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4-07-16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4-05-1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4-02-25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3-12-17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3-11-0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3-10-2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3-07-1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3-05-07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3-03-0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2-12-17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2-10-02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2-07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2-05-31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2-03-30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2-02-0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1-12-0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1-10-1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1-07-29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1-05-31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1-04-07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1-02-0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1-01-3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0-12-2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0-10-18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0-08-04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0-05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0-05-2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0-04-07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10-03-0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9-12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9-11-3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9-10-08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9-08-0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9-05-1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9-04-14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9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9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9-01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8-12-05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8-10-22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8-08-27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8-07-09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8-05-1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8-03-25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8-01-25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8-01-0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7-12-20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7-11-2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7-09-2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7-08-0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7-07-2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7-05-2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7-03-2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6-12-1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6-10-1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6-08-2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6-06-3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6-05-0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6-03-1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6-01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5-11-0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5-09-2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205082304501</text:p>
          </table:table-cell>
          <table:table-cell office:value-type="string" calcext:value-type="string">
            <text:p>2001-03-2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86" meta:object-count="0"/>
    <meta:user-defined meta:name="AppVersion">3.0</meta:user-defined>
  </office:meta>
</office:document-meta>
</file>